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7436a" officeooo:paragraph-rsid="0007436a"/>
    </style:style>
    <style:style style:name="P2" style:family="paragraph" style:parent-style-name="Standard">
      <style:text-properties fo:font-weight="bold" officeooo:rsid="0007436a" officeooo:paragraph-rsid="0007436a" style:font-weight-asian="bold" style:font-weight-complex="bold"/>
    </style:style>
    <style:style style:name="P3" style:family="paragraph" style:parent-style-name="Standard" style:list-style-name="L1">
      <style:text-properties fo:font-weight="bold" officeooo:rsid="0007436a" officeooo:paragraph-rsid="0007436a" style:font-weight-asian="bold" style:font-weight-complex="bold"/>
    </style:style>
    <style:style style:name="P4" style:family="paragraph" style:parent-style-name="Standard">
      <style:text-properties fo:font-weight="normal" officeooo:rsid="0007436a" officeooo:paragraph-rsid="0007436a" style:font-weight-asian="normal" style:font-weight-complex="normal"/>
    </style:style>
    <style:style style:name="P5" style:family="paragraph" style:parent-style-name="Standard" style:list-style-name="L2">
      <style:text-properties fo:font-weight="normal" officeooo:rsid="0007436a" officeooo:paragraph-rsid="0007436a" style:font-weight-asian="normal" style:font-weight-complex="normal"/>
    </style:style>
    <style:style style:name="P6" style:family="paragraph" style:parent-style-name="Standard" style:list-style-name="L3">
      <style:text-properties fo:font-weight="normal" officeooo:rsid="0007436a" officeooo:paragraph-rsid="0007436a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etoscopi = fonendoscopio. È importante avere sia la campana che la membrana.</text:p>
      <text:p text:style-name="P1">Anamnesi, parte fondamentale della visita medica. </text:p>
      <text:p text:style-name="P1">Approccio al paziente:</text:p>
      <text:p text:style-name="P1">Cosa posso fare per lei? Perchè è venuto? Cosa la preoccupa? Che disturbi presenta?</text:p>
      <text:p text:style-name="P2">Precisare il più possibile i sintomi del paziente.</text:p>
      <text:p text:style-name="P2"><text:span text:style-name="T1">Porre domande specifiche senza suggerire risposte al paziente.</text:span></text:p>
      <text:p text:style-name="P2"><text:span text:style-name="T1"/></text:p>
      <text:p text:style-name="P2"><text:span text:style-name="T1">Analisi dei sintomi per determinare:</text:span></text:p>
      <text:list text:style-name="L1">
        <text:list-item>
          <text:p text:style-name="P3"><text:span text:style-name="T1">quando</text:span></text:p>
        </text:list-item>
        <text:list-item>
          <text:p text:style-name="P3"><text:span text:style-name="T1">dove</text:span></text:p>
        </text:list-item>
        <text:list-item>
          <text:p text:style-name="P3"><text:span text:style-name="T1">quanto</text:span></text:p>
        </text:list-item>
        <text:list-item>
          <text:p text:style-name="P3"><text:span text:style-name="T1">si accentua o si attenua</text:span></text:p>
        </text:list-item>
        <text:list-item>
          <text:p text:style-name="P3"><text:span text:style-name="T1">si modifica o permane stabile</text:span></text:p>
        </text:list-item>
        <text:list-item>
          <text:p text:style-name="P3"><text:span text:style-name="T1">assomiglia a qualcosa</text:span></text:p>
        </text:list-item>
      </text:list>
      <text:p text:style-name="P2"><text:span text:style-name="T1">Tutti i sintomi sono soggettivi, ad esempio dispnea, può sembrare che il paziente respiri normalmente quando invece sente difficoltà e sente di non avere abbastanza aria.</text:span></text:p>
      <text:p text:style-name="P2"><text:span text:style-name="T1"/></text:p>
      <text:p text:style-name="P2"><text:span text:style-name="T1">Analizzare la cronologia del sintomo, la sede, caratterizzazione, intensità, ecc… non trascurare elementi iatrogeni.</text:span></text:p>
      <text:p text:style-name="P2"><text:span text:style-name="T1">Le diagnosi si fanno seguendo un algoritmo costruito in base a dati sperimentali.</text:span></text:p>
      <text:p text:style-name="P2"><text:span text:style-name="T1">Si usano anche flowchart per rapplesentare graficamente il processo decisionale e le linee guida che in pratica si traducono in obblighi.</text:span></text:p>
      <text:p text:style-name="P2"><text:span text:style-name="T1"/></text:p>
      <text:p text:style-name="P2">Malattie cardiovascolari</text:p>
      <text:p text:style-name="P4">Causa di morte molto diffusa.</text:p>
      <text:p text:style-name="P4">Es. sindrome coronarica acuta (infarto, rivascolarizzazione coronarica), ictus, TIA, angina instabile, Arteriopatia Obliterante Periferica (AOP, sintomo tipica: Claudicatio intermittens, zoppia che insorge dopo un certo tratto di camminata), aneurisma dell’aorta addominale.</text:p>
      <text:p text:style-name="P2">Fattori di rischio:</text:p>
      <text:p text:style-name="P4">Fumo: correlazione lineare con il tumore al polmone, modalità on/off per l’infarto del miocardio.</text:p>
      <text:p text:style-name="P4">Insufficiente consumo di frutta e verdura (fattore di rischio addizionale).</text:p>
      <text:p text:style-name="P4">Ipertensione, ipercolesterolemia, età, genere (fattore di rischio addizionale), diabete (raddoppia il rishcio nell’uomo, lo quadruplica nella donna, effetto addizionale del genere).</text:p>
      <text:p text:style-name="P4">Riassumendo, fattori di rischio indipendenti:</text:p>
      <text:list text:style-name="L3">
        <text:list-item>
          <text:p text:style-name="P6">Ipertensione</text:p>
        </text:list-item>
        <text:list-item>
          <text:p text:style-name="P6">Fumo</text:p>
        </text:list-item>
        <text:list-item>
          <text:p text:style-name="P6">Ipercolesterolemia</text:p>
        </text:list-item>
        <text:list-item>
          <text:p text:style-name="P6">Età</text:p>
        </text:list-item>
        <text:list-item>
          <text:p text:style-name="P6">Diabete</text:p>
        </text:list-item>
      </text:list>
      <text:p text:style-name="P4"/>
      <text:p text:style-name="P4">Si dividono in:</text:p>
      <text:list text:style-name="L2">
        <text:list-item>
          <text:p text:style-name="P5">Fattori di rischio indipendenti: basta averlo anche senza altri fattori di rischio.</text:p>
        </text:list-item>
        <text:list-item>
          <text:p text:style-name="P5">Fattori di rischio addizionali: peggiorano la situazione ma non bastano da soli.</text:p>
        </text:list-item>
      </text:list>
      <text:p text:style-name="P4"/>
      <text:p text:style-name="P4">Fattore importante è l’inattività fisica, una teoria sul perché siamo glabri a differenza degli altri primati è che siamo evoluti per livelli di attività fisica molto più elevati.</text:p>
      <text:p text:style-name="P4">Presentare più fattori di rischio insieme aumenta esponenzialmente il rischio.</text:p>
      <text:p text:style-name="P4">Non dare ai pazienti le colpe dei propri padri: quasi tutto dipende da predisposizioni genetiche, si può spesso intervenire tramite terapie e modificazioni dello stile di vita.</text:p>
      <text:p text:style-name="P4">Per quanto riguarda la familiarità dobbiamo considerare eventi in età precoce (prima dei 50 anni nella donna e prima dei 45 nell’uomo) nei parenti di primo grado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9T12:13:59.828038600</meta:creation-date>
    <dc:date>2023-10-09T13:27:18.715385193</dc:date>
    <meta:editing-duration>PT1H13M21S</meta:editing-duration>
    <meta:editing-cycles>1</meta:editing-cycles>
    <meta:document-statistic meta:table-count="0" meta:image-count="0" meta:object-count="0" meta:page-count="1" meta:paragraph-count="37" meta:word-count="374" meta:character-count="2549" meta:non-whitespace-character-count="2224"/>
    <meta:generator>LibreOffice/7.5.7.1$Linux_X86_64 LibreOffice_project/50$Build-1</meta:generator>
  </office:meta>
</office:document-meta>
</file>